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614b" officeooo:paragraph-rsid="000f614b"/>
    </style:style>
    <style:style style:name="P2" style:family="paragraph" style:parent-style-name="Standard" style:list-style-name="L1">
      <style:text-properties officeooo:rsid="000f614b" officeooo:paragraph-rsid="000f614b"/>
    </style:style>
    <style:style style:name="P3" style:family="paragraph" style:parent-style-name="Standard" style:list-style-name="L2">
      <style:text-properties officeooo:rsid="000f614b" officeooo:paragraph-rsid="000f614b"/>
    </style:style>
    <style:style style:name="P4" style:family="paragraph" style:parent-style-name="Standard" style:list-style-name="L3">
      <style:text-properties officeooo:rsid="000f614b" officeooo:paragraph-rsid="000f614b"/>
    </style:style>
    <style:style style:name="P5" style:family="paragraph" style:parent-style-name="Standard" style:list-style-name="L3">
      <style:text-properties officeooo:rsid="00100de0" officeooo:paragraph-rsid="00100de0"/>
    </style:style>
    <style:style style:name="P6" style:family="paragraph" style:parent-style-name="Standard" style:list-style-name="L1">
      <style:text-properties officeooo:rsid="00100de0" officeooo:paragraph-rsid="00100de0"/>
    </style:style>
    <style:style style:name="P7" style:family="paragraph" style:parent-style-name="Standard" style:list-style-name="L4">
      <style:text-properties officeooo:rsid="00100de0" officeooo:paragraph-rsid="00100de0"/>
    </style:style>
    <style:style style:name="P8" style:family="paragraph" style:parent-style-name="Standard">
      <style:text-properties officeooo:rsid="00100de0" officeooo:paragraph-rsid="00100de0"/>
    </style:style>
    <style:style style:name="P9" style:family="paragraph" style:parent-style-name="Standard" style:list-style-name="L4">
      <style:text-properties officeooo:rsid="001106a3" officeooo:paragraph-rsid="001106a3"/>
    </style:style>
    <style:style style:name="P10" style:family="paragraph" style:parent-style-name="Standard">
      <style:text-properties officeooo:rsid="001106a3" officeooo:paragraph-rsid="001106a3"/>
    </style:style>
    <style:style style:name="P11" style:family="paragraph" style:parent-style-name="Standard" style:list-style-name="L5">
      <style:text-properties officeooo:rsid="001106a3" officeooo:paragraph-rsid="001106a3"/>
    </style:style>
    <style:style style:name="P12" style:family="paragraph" style:parent-style-name="Standard">
      <style:text-properties officeooo:rsid="0011952e" officeooo:paragraph-rsid="0011952e"/>
    </style:style>
    <style:style style:name="P13" style:family="paragraph" style:parent-style-name="Standard" style:list-style-name="L6">
      <style:text-properties officeooo:rsid="0011952e" officeooo:paragraph-rsid="0011952e"/>
    </style:style>
    <style:style style:name="P14" style:family="paragraph" style:parent-style-name="Standard">
      <style:text-properties officeooo:rsid="00130d2d" officeooo:paragraph-rsid="00130d2d"/>
    </style:style>
    <style:style style:name="T1" style:family="text">
      <style:text-properties officeooo:rsid="00130d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resa:</text:p>
      <text:list xml:id="list7337843841013051933" text:style-name="L1">
        <text:list-item>
          <text:p text:style-name="P2">CNPJ</text:p>
        </text:list-item>
        <text:list-item>
          <text:p text:style-name="P2">Nome Fantasia</text:p>
        </text:list-item>
        <text:list-item>
          <text:p text:style-name="P2">Nome Real</text:p>
        </text:list-item>
        <text:list-item>
          <text:p text:style-name="P2">Contato</text:p>
        </text:list-item>
        <text:list-item>
          <text:p text:style-name="P6">Senha</text:p>
        </text:list-item>
      </text:list>
      <text:p text:style-name="P1"/>
      <text:p text:style-name="P1">Filial/Unidade:</text:p>
      <text:list xml:id="list7835846879151155342" text:style-name="L2">
        <text:list-item>
          <text:p text:style-name="P3">Endereco</text:p>
        </text:list-item>
        <text:list-item>
          <text:p text:style-name="P3">Contato</text:p>
        </text:list-item>
        <text:list-item>
          <text:p text:style-name="P3">Identificacao da filial/unidade</text:p>
        </text:list-item>
      </text:list>
      <text:p text:style-name="P1"/>
      <text:p text:style-name="P1">Cliente:</text:p>
      <text:list xml:id="list8216257545341498910" text:style-name="L4">
        <text:list-item>
          <text:p text:style-name="P7">Nome</text:p>
        </text:list-item>
        <text:list-item>
          <text:p text:style-name="P7">Email</text:p>
        </text:list-item>
        <text:list-item>
          <text:p text:style-name="P7">Senha</text:p>
        </text:list-item>
        <text:list-item>
          <text:p text:style-name="P7">Cartao de credito</text:p>
          <text:list>
            <text:list-item>
              <text:p text:style-name="P9">Numero cartao</text:p>
            </text:list-item>
            <text:list-item>
              <text:p text:style-name="P9">Codigo de seguranca</text:p>
            </text:list-item>
            <text:list-item>
              <text:p text:style-name="P9">Nome do titular</text:p>
            </text:list-item>
            <text:list-item>
              <text:p text:style-name="P9">Validade</text:p>
            </text:list-item>
          </text:list>
        </text:list-item>
      </text:list>
      <text:p text:style-name="P1"/>
      <text:p text:style-name="P1">Produto:</text:p>
      <text:list xml:id="list8937568217739551296" text:style-name="L3">
        <text:list-item>
          <text:p text:style-name="P4">Nome</text:p>
        </text:list-item>
        <text:list-item>
          <text:p text:style-name="P5">Quantidade/Voume</text:p>
        </text:list-item>
        <text:list-item>
          <text:p text:style-name="P5">Categoria</text:p>
        </text:list-item>
        <text:list-item>
          <text:p text:style-name="P5">Preco unitario</text:p>
        </text:list-item>
        <text:list-item>
          <text:p text:style-name="P5">Foto</text:p>
        </text:list-item>
      </text:list>
      <text:p text:style-name="P8"/>
      <text:p text:style-name="P10">Estoque:</text:p>
      <text:list xml:id="list4208754618561340335" text:style-name="L5">
        <text:list-item>
          <text:p text:style-name="P11">Filial</text:p>
        </text:list-item>
        <text:list-item>
          <text:p text:style-name="P11">Produto</text:p>
        </text:list-item>
        <text:list-item>
          <text:p text:style-name="P11">Quantidade</text:p>
        </text:list-item>
      </text:list>
      <text:p text:style-name="P1"/>
      <text:p text:style-name="P1"/>
      <text:p text:style-name="P12">Servicos oferecidos pela API:</text:p>
      <text:p text:style-name="P12"/>
      <text:p text:style-name="P12">POST<text:tab/><text:tab/>/users</text:p>
      <text:p text:style-name="P12">DELETE<text:tab/>/users</text:p>
      <text:p text:style-name="P12">PUT/PATCH<text:tab/>/users</text:p>
      <text:p text:style-name="P12"/>
      <text:p text:style-name="P12">GET<text:tab/><text:tab/>/empresa</text:p>
      <text:p text:style-name="P12">POST<text:tab/><text:tab/>/empresa</text:p>
      <text:p text:style-name="P12">DELETE<text:tab/>/empresa</text:p>
      <text:p text:style-name="P12">PUT/PATCH<text:tab/>/empresa</text:p>
      <text:p text:style-name="P12"/>
      <text:p text:style-name="P12">GET<text:tab/><text:tab/>/empresa/filial</text:p>
      <text:p text:style-name="P12"><text:soft-page-break/>POST<text:tab/><text:tab/>/empresa/filial</text:p>
      <text:p text:style-name="P12">DELETE<text:tab/>/empresa/filial</text:p>
      <text:p text:style-name="P12">PUT/PATCH<text:tab/>/empresa/filial</text:p>
      <text:p text:style-name="P12"/>
      <text:p text:style-name="P12">GET<text:tab/><text:tab/>/empresa/filial/produto</text:p>
      <text:p text:style-name="P12">POST<text:tab/><text:tab/>/empresa/filial/produto</text:p>
      <text:p text:style-name="P12">DELETE<text:tab/>/empresa/filial/produto</text:p>
      <text:p text:style-name="P12">PUT/PATCH<text:tab/>/empresa/filial/produto</text:p>
      <text:p text:style-name="P12"/>
      <text:p text:style-name="P12">GET <text:tab/><text:tab/>/users/<text:span text:style-name="T1">carrinho</text:span></text:p>
      <text:p text:style-name="P12">POST<text:tab/><text:tab/>/users/carrinho</text:p>
      <text:p text:style-name="P12">DELETE<text:tab/>/users/carrinho</text:p>
      <text:p text:style-name="P12">PUT/PATCH<text:tab/>/users/carrinho</text:p>
      <text:p text:style-name="P12"/>
      <text:p text:style-name="P14">GET<text:tab/><text:tab/>/empresa/filial/produto/categoria</text:p>
      <text:p text:style-name="P14">POST<text:tab/><text:tab/>/empresa/filial/produto/categoria</text:p>
      <text:p text:style-name="P14">DELETE<text:tab/>/empresa/filial/produto/categoria</text:p>
      <text:p text:style-name="P14">PUT/PATCH<text:tab/>/empresa/filial/produto/catego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0:07:30.485113612</meta:creation-date>
    <dc:date>2016-03-12T10:46:58.900139135</dc:date>
    <meta:editing-duration>PT8M37S</meta:editing-duration>
    <meta:editing-cycles>2</meta:editing-cycles>
    <meta:generator>LibreOffice/5.1.1.3$Linux_X86_64 LibreOffice_project/10m0$Build-3</meta:generator>
    <meta:document-statistic meta:table-count="0" meta:image-count="0" meta:object-count="0" meta:page-count="2" meta:paragraph-count="53" meta:word-count="115" meta:character-count="898" meta:non-whitespace-character-count="848"/>
  </office:meta>
</office:document-meta>
</file>